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194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e7631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200.12672000000pt" svg:height="100.00000000000pt"/>
          <draw:rect draw:style-name="gr3" draw:id="shape3" draw:name="rect403" draw:layer="" svg:width="66.70909440000pt" svg:height="100.00000000000pt"/>
          <draw:rect draw:style-name="gr4" draw:id="shape4" draw:name="rect135" draw:layer="" svg:width="66.70909440000pt" svg:height="100.00000000000pt" svg:x="133.417992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9:29</dc:date>
    <meta:creation-date>2011-05-22T06:11:48</meta:creation-date>
    <dc:creator>Yue Liu</dc:creator>
  </office:meta>
</office:document-meta>
</file>